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r PIERA Damien<text:tab/><text:tab/><text:tab/><text:tab/><text:tab/><text:tab/><text:tab/><text:tab/><text:tab/></text:p>
      <text:p text:style-name="Standard">6 rue Marcel Journet</text:p>
      <text:p text:style-name="Standard">06130 Grasse</text:p>
      <text:p text:style-name="Standard"/>
      <text:p text:style-name="Standard"/>
      <text:p text:style-name="Standard"/>
      <text:p text:style-name="Standard"/>
      <text:p text:style-name="Standard"/>
      <text:p text:style-name="Standard"/>
      <text:p text:style-name="Standard">Objet : lettre de motivation pour un stage nom rémunéré</text:p>
      <text:p text:style-name="Standard"/>
      <text:p text:style-name="Standard">Monsieur,</text:p>
      <text:p text:style-name="Standard"/>
      <text:p text:style-name="P1"><text:tab/>Je suis un jeune homme de 38 ans, en reconversion professionnelle après avoir travaillé pendant 5 ans, dans le secteur de la sous-traitance de produit électronique. Aujourd'hui, je suis une première formation à distance d'intégrateur Web et une seconde en centre de formation pour adulte AFPA à Nice. Ce stage de deux mois, qui se déroule du 04/04/22 au 17/06/22 m'aiderai à compléter mon parcours et ainsi obtenir mon diplôme de fin d'étude.</text:p>
      <text:p text:style-name="P1"/>
      <text:p text:style-name="P1"><text:tab/>Avec ces deux formations, j'ai pu me familiariser avec les langages les plus utilisés dans la conception d'un site internet. L'utilisation du HTML 5, CSS 3, JS, PHP et SQL sont les premiers langages informatiques que j'ai appris, au cours de ces deux dernières années. J'ai découvert un métier qui me plaît et qui demande énormément de connaissances et de savoir-faire pour concevoir un site ou une application. J'ai d'ailleurs approfondie mes recherches pour bien structurer mes pages web avec flex box et j'espère bientôt commencer la mise en page en mélangeant flex box et grid CSS. Côté back-end, je continue à me familiariser avec le PHP et le SQL notament pour concevoir des bases de données et sécuriser des formulaires (également avec JS). J'apprend également à utiliser github et SASS pour partager le travail de tout une équipe et avoir un CSS plus dynamique avec des variables et plusieurs fichiers compilés en un seul fichier CSS.</text:p>
      <text:p text:style-name="P1"/>
      <text:p text:style-name="P1"><text:tab/>Un stage dans votre entreprise, pourrait m'apprendre beaucoup sur ce que j'ai appris durant mes formations et me donnerai l'opportunité de découvrir prochainement de nouveaux langages plus récents qui sont plus demandés et plus recherchés. </text:p>
      <text:p text:style-name="P1"/>
      <text:p text:style-name="P1"><text:tab/>Je reste à votre disposition pour tout complément d'information sur ma candidature, Dans l'attente d'une réponse de votre part, je vous prie d'agréer Monsieur mes sincères salutations.</text:p>
      <text:p text:style-name="P1"/>
      <text:p text:style-name="P1"><text:tab/>Cordialement </text:p>
      <text:p text:style-name="P1"><text:tab/>Mr PIERA Dam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PIERA</meta:initial-creator>
    <meta:creation-date>2022-02-17T20:15:06.21</meta:creation-date>
    <dc:date>2022-02-17T20:51:36.75</dc:date>
    <dc:creator>damien PIERA</dc:creator>
    <meta:editing-duration>PT15M52S</meta:editing-duration>
    <meta:editing-cycles>2</meta:editing-cycles>
    <meta:generator>OpenOffice/4.1.8$Win32 OpenOffice.org_project/418m3$Build-9803</meta:generator>
    <meta:document-statistic meta:table-count="0" meta:image-count="0" meta:object-count="0" meta:page-count="1" meta:paragraph-count="11" meta:word-count="316" meta:character-count="1962"/>
  </office:meta>
</office:document-meta>
</file>